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2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1cm" svg:x="1.1cm" svg:y="1cm">
          <text:p text:style-name="P1">Dropdown/Menubutt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2cm" svg:x="18cm" svg:y="0.8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9cm" svg:height="7.4cm" svg:x="1cm" svg:y="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0.8cm" svg:x="1cm" svg:y="14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cm" svg:height="0.5cm" svg:x="12.3cm" svg:y="14.4cm">
          <text:p text:style-name="P1">Export CSV</text:p>
          <draw:enhanced-geometry svg:viewBox="0 0 21600 21600" draw:type="rectangle" draw:enhanced-path="M 0 0 L 21600 0 21600 21600 0 21600 0 0 Z N"/>
        </draw:custom-shape>
        <draw:frame draw:style-name="gr7" draw:layer="layout" svg:width="19cm" svg:height="12.35cm" svg:x="1cm" svg:y="16.6cm">
          <draw:text-box>
            <text:p>Required Functions:</text:p>
            <text:p>- (getSim() #returns String of choosen Dropdown Simulation)</text:p>
            <text:p>- setOutput(text) #prints text to Output</text:p>
            <text:p>- setStartHandler(function) #if „Start“ Button is pressed function is called</text:p>
            <text:p>- setExportHandler(function) #if „Export“ Button is pressed function is called</text:p>
            <text:p/>
            <text:p/>
            <text:p>Settings required? How to retrieve? How to define required input?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</meta:initial-creator>
    <meta:creation-date>2016-04-18T17:20:32.153536424</meta:creation-date>
    <dc:date>2016-04-18T17:27:06.863511076</dc:date>
    <dc:creator>Lukas </dc:creator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